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marker-end="" draw:fill="solid" draw:fill-color="#ffffff" draw:textarea-horizontal-align="justify" draw:textarea-vertical-align="middle" draw:auto-grow-height="false" fo:min-height="17.5cm" fo:min-width="13.75cm" loext:decorative="false"/>
    </style:style>
    <style:style style:name="gr3" style:family="graphic" style:parent-style-name="standard">
      <style:graphic-properties draw:marker-end="" draw:fill="solid" draw:fill-color="#ffffff" draw:textarea-horizontal-align="justify" draw:textarea-vertical-align="middle" draw:auto-grow-height="false" fo:min-height="1.25cm" fo:min-width="13.75cm" loext:decorative="false"/>
      <style:paragraph-properties style:writing-mode="lr-tb"/>
    </style:style>
    <style:style style:name="gr4" style:family="graphic" style:parent-style-name="standard">
      <style:graphic-properties draw:marker-end="" draw:fill="solid" draw:fill-color="#ffffff" draw:textarea-horizontal-align="justify" draw:textarea-vertical-align="middle" draw:auto-grow-height="false" fo:min-height="0.75cm" fo:min-width="9.749cm" loext:decorative="false"/>
    </style:style>
    <style:style style:name="gr5" style:family="graphic" style:parent-style-name="standard">
      <style:graphic-properties draw:stroke="solid" svg:stroke-width="0.1cm" draw:marker-start-width="0.35cm" draw:marker-end="" draw:marker-end-width="0.35cm" draw:fill="solid" draw:fill-color="#ffffff" draw:textarea-horizontal-align="justify" draw:textarea-vertical-align="middle" draw:auto-grow-height="false" fo:min-height="7.65cm" fo:min-width="11.9cm" fo:padding-top="0.175cm" fo:padding-bottom="0.175cm" fo:padding-left="0.3cm" fo:padding-right="0.3cm" loext:decorative="false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7.75cm" fo:min-width="0cm" loext:decorative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.5cm" loext:decorative="false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.25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ffffff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1">
            <draw:g draw:style-name="gr1">
              <draw:g draw:style-name="gr1">
                <draw:g draw:style-name="gr1">
                  <draw:custom-shape draw:style-name="gr2" draw:text-style-name="P1" draw:layer="layout" svg:width="14.25cm" svg:height="17.75cm" svg:x="3cm" svg:y="4cm">
                    <text:p/>
                    <draw:enhanced-geometry svg:viewBox="0 0 21600 21600" draw:type="rectangle" draw:enhanced-path="M 0 0 L 21600 0 21600 21600 0 21600 0 0 Z N"/>
                  </draw:custom-shape>
                  <draw:custom-shape draw:style-name="gr3" draw:text-style-name="P1" draw:layer="layout" svg:width="14.25cm" svg:height="1.5cm" svg:x="3cm" svg:y="4cm">
                    <text:p text:style-name="P2">Distance Convertor</text:p>
                    <draw:enhanced-geometry svg:viewBox="0 0 21600 21600" draw:glue-points="10800 0 0 10800 10800 21600 21600 10800" draw:type="flowchart-process" draw:enhanced-path="M 0 0 L 21600 0 21600 21600 0 21600 0 0 Z N"/>
                  </draw:custom-shape>
                </draw:g>
                <draw:custom-shape draw:style-name="gr4" draw:text-style-name="P1" draw:layer="layout" svg:width="10.249cm" svg:height="1cm" draw:transform="skewX (0.0010471975511966) rotate (0.000872664625997165) translate (5.001cm 6.509cm)">
                  <text:p/>
                  <draw:enhanced-geometry svg:viewBox="0 0 21600 21600" draw:type="rectangle" draw:enhanced-path="M 0 0 L 21600 0 21600 21600 0 21600 0 0 Z N"/>
                </draw:custom-shape>
              </draw:g>
              <draw:custom-shape draw:style-name="gr5" draw:text-style-name="P4" draw:layer="layout" svg:width="12.5cm" svg:height="8cm" svg:x="3.75cm" svg:y="12.75cm">
                <text:p text:style-name="P3"><text:tab/>Mm</text:p>
                <text:p text:style-name="P3"><text:tab/>Cm</text:p>
                <text:p text:style-name="P3"><text:tab/>Inches</text:p>
                <text:p text:style-name="P3"><text:tab/>Feet </text:p>
                <text:p text:style-name="P3"><text:tab/>M</text:p>
                <text:p text:style-name="P3"><text:tab/>Km</text:p>
                <text:p text:style-name="P3"><text:tab/>Miles</text:p>
                <text:p text:style-name="P3"><text:tab/>Yard</text:p>
                <draw:enhanced-geometry svg:viewBox="0 0 21600 21600" draw:glue-points="10800 0 0 10800 10800 21600 21600 10800" draw:type="flowchart-process" draw:enhanced-path="M 0 0 L 21600 0 21600 21600 0 21600 0 0 Z N"/>
              </draw:custom-shape>
            </draw:g>
            <draw:custom-shape draw:style-name="gr6" draw:text-style-name="P1" draw:layer="layout" svg:width="0.001cm" svg:height="8cm" svg:x="9cm" svg:y="12.75cm">
              <text:p/>
              <draw:enhanced-geometry svg:viewBox="0 0 21600 21600" draw:type="rectangle" draw:enhanced-path="M 0 0 L 21600 0 21600 21600 0 21600 0 0 Z N"/>
            </draw:custom-shape>
          </draw:g>
          <draw:g draw:style-name="gr1">
            <draw:custom-shape draw:style-name="gr7" draw:text-style-name="P1" draw:layer="layout" svg:width="3cm" svg:height="0.75cm" svg:x="3.5cm" svg:y="8.5cm">
              <text:p text:style-name="P2">Mm</text:p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layout" svg:width="3cm" svg:height="0.75cm" svg:x="7cm" svg:y="8.5cm">
              <text:p text:style-name="P2">Cm</text:p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layout" svg:width="3cm" svg:height="0.75cm" svg:x="10.5cm" svg:y="8.5cm">
              <text:p text:style-name="P2">Inches</text:p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2.75cm" svg:height="0.75cm" svg:x="14cm" svg:y="8.5cm">
              <text:p text:style-name="P2">Feet</text:p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layout" svg:width="3cm" svg:height="0.75cm" svg:x="3.5cm" svg:y="9.75cm">
              <text:p text:style-name="P2">M</text:p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layout" svg:width="3cm" svg:height="0.75cm" svg:x="7cm" svg:y="9.75cm">
              <text:p text:style-name="P2">Km</text:p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layout" svg:width="3cm" svg:height="0.75cm" svg:x="10.5cm" svg:y="9.75cm">
              <text:p text:style-name="P2">Miles</text:p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2.75cm" svg:height="0.75cm" svg:x="14cm" svg:y="9.75cm">
              <text:p text:style-name="P2">Yards</text:p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21:03:38.190749270</meta:creation-date>
    <dc:date>2023-12-20T21:18:58.077263948</dc:date>
    <meta:editing-duration>PT15M24S</meta:editing-duration>
    <meta:editing-cycles>1</meta:editing-cycles>
    <meta:document-statistic meta:object-count="19"/>
    <meta:generator>LibreOffice/7.6.3.2$Linux_X86_64 LibreOffice_project/4fe86607b5ac922e55f140471fda9b60bdaa980d</meta:generator>
  </office:meta>
</office:document-meta>
</file>